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4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weight="normal"/>
    </style:style>
    <style:style style:name="P7" style:family="paragraph" style:parent-style-name="Text_20_body">
      <style:paragraph-properties fo:margin-left="0.635cm" fo:margin-right="0cm" fo:margin-top="0cm" fo:margin-bottom="0cm" loext:contextual-spacing="false" fo:line-height="138%" fo:text-indent="-0.635cm" style:auto-text-indent="false"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ffffff"/>
    </style:style>
    <style:style style:name="P1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ffffff"/>
    </style:style>
    <style:style style:name="P11"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12" style:family="paragraph" style:parent-style-name="Text_20_body">
      <style:text-properties fo:font-weight="normal"/>
    </style:style>
    <style:style style:name="P1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0"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ffffff"/>
    </style:style>
    <style:style style:name="P21" style:family="paragraph" style:parent-style-name="Text_20_body" style:list-style-name="L2">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 style:family="text">
      <style:text-properties style:font-name="Arial" fo:font-size="11.5pt" fo:font-style="normal" fo:font-weight="normal"/>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officeooo:rsid="001f15e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ac685763-a4a1-445d-d4e9-11db3e1ae70e"/>MICROSOFT INTERNSHIP 2017-18</text:p>
      <text:list xml:id="list9170511655068920020" text:style-name="L1">
        <text:list-item>
          <text:p text:style-name="P13">Given two numbers num and m,  return a number nearest to num and divisible by m. If there are two such numbers, return the larger number.</text:p>
        </text:list-item>
        <text:list-item>
          <text:p text:style-name="P13">Given a character array consisting of 0s and 1s, return the number of longest contiguous subarray of 1s.</text:p>
        </text:list-item>
        <text:list-item>
          <text:p text:style-name="P13">You are given a binary tree of integers and an integer ’sum’. Return the length of the shortest path beginning at root and ending at a leaf node such that the sum of numbers along that path is equal to ‘sum’.</text:p>
        </text:list-item>
        <text:list-item>
          <text:p text:style-name="P13">Given a number print whether its binary representation is Palindrome or not.  If it's a Palindrome print number of 1’s in it without the use of array.</text:p>
        </text:list-item>
        <text:list-item>
          <text:p text:style-name="P13">Given an array of integers find the length of longest increasing subsequence.</text:p>
        </text:list-item>
        <text:list-item>
          <text:p text:style-name="P13">Given integers ’n’ and ‘m’ , if the no of digit in sum of ‘n’ and ‘m’ is equal to no of digit in ‘n’ , return the sum else return n.</text:p>
        </text:list-item>
        <text:list-item>
          <text:p text:style-name="P13">Given a string consisting of only 0,1,A,B,C where A =And B=Or and C=Xor.Calculate the value of the string assuming no order of precedence. ( Not sure if it needs to be solved left to right or according to their default precedences, Xor&gt;=And=Or).</text:p>
        </text:list-item>
        <text:list-item>
          <text:p text:style-name="P13">Given an array of integers. All numbers occur odd number of times except three, which occur even times. Return those three numbers in the original order of their occurrence.</text:p>
        </text:list-item>
      </text:list>
      <text:p text:style-name="P2">Fly Round</text:p>
      <text:p text:style-name="P7">1.Reverse a sentence with only order of words reversed and not characters. Do not use any stl tools. Ex. IIT BHU IS GREAT should be converted into GREAT IS BHU IIT</text:p>
      <text:p text:style-name="P7">2.Find maximum product contiguous sub array in a given array.</text:p>
      <text:p text:style-name="Text_20_body"/>
      <text:p text:style-name="P6"><text:span text:style-name="T1">GS Internship Online Test 2017-18</text:span><text:span text:style-name="T4"> </text:span></text:p>
      <text:p text:style-name="Text_20_body"/>
      <text:p text:style-name="P4">Coding Section</text:p>
      <text:p text:style-name="Text_20_body"/>
      <text:list xml:id="list2261725394697461401" text:style-name="L2">
        <text:list-item>
          <text:p text:style-name="P21"><text:span text:style-name="T2">36 horses with 6 horses in a single race see </text:span><text:a xlink:type="simple" xlink:href="https://www.google.co.in/url?sa=t&amp;rct=j&amp;q=&amp;esrc=s&amp;source=web&amp;cd=2&amp;cad=rja&amp;uact=8&amp;ved=0ahUKEwimzq-CzK3VAhWMP48KHTcPCOMQFggrMAE&amp;url=http%3A%2F%2Fwww.programmerinterview.com%2Findex.php%2Fpuzzles%2F25-horses-3-fastest-5-races-puzzle%2F&amp;usg=AFQjCNGamnrBMwOkjBOz2F-ezk2yteshOg" text:style-name="Internet_20_link" text:visited-style-name="Visited_20_Internet_20_Link"><text:span text:style-name="T7">link</text:span></text:a><text:span text:style-name="T2"> for problem description.</text:span></text:p>
        </text:list-item>
        <text:list-item>
          <text:p text:style-name="P21"><text:span text:style-name="T2">Which data structure is best suited to find the median of running stream of numbers (</text:span><text:a xlink:type="simple" xlink:href="https://www.google.co.in/url?sa=t&amp;rct=j&amp;q=&amp;esrc=s&amp;source=web&amp;cd=3&amp;cad=rja&amp;uact=8&amp;ved=0ahUKEwizxK7czK3VAhUINY8KHdNDCaYQFggwMAI&amp;url=http%3A%2F%2Fwww.geeksforgeeks.org%2Fmedian-of-stream-of-integers-running-integers%2F&amp;usg=AFQjCNH7i1dzSIMxw2BKWkcPL3bNPDYa-w" text:style-name="Internet_20_link" text:visited-style-name="Visited_20_Internet_20_Link"><text:span text:style-name="T7">link</text:span></text:a><text:span text:style-name="T2">).</text:span></text:p>
        </text:list-item>
        <text:list-item>
          <text:p text:style-name="P21"><text:span text:style-name="T2">Find the complexity of best solution for celebrity problem (</text:span><text:a xlink:type="simple" xlink:href="http://www.geeksforgeeks.org/the-celebrity-problem/" text:style-name="Internet_20_link" text:visited-style-name="Visited_20_Internet_20_Link"><text:span text:style-name="T7">link</text:span></text:a><text:span text:style-name="T2">).</text:span></text:p>
        </text:list-item>
        <text:list-item>
          <text:p text:style-name="P14">Correct syntax to overload assignment operator for user defined String class in C++.</text:p>
        </text:list-item>
        <text:list-item>
          <text:p text:style-name="P19"><text:span text:style-name="T9">Given 2 strings </text:span><text:span text:style-name="T10">A </text:span><text:span text:style-name="T9">and </text:span><text:span text:style-name="T10">B, </text:span><text:span text:style-name="T9">return a string in which characters from A and B are filled alternatively in order same as in original strings beginning with character from </text:span><text:span text:style-name="T10">A</text:span><text:span text:style-name="T9">, example </text:span><text:span text:style-name="T10">A </text:span><text:span text:style-name="T9">= “</text:span><text:span text:style-name="T10">Hello”, B= “Bye” </text:span><text:span text:style-name="T9">then output should be “</text:span><text:span text:style-name="T10">H</text:span><text:span text:style-name="T9">B</text:span><text:span text:style-name="T10">e</text:span><text:span text:style-name="T9">y</text:span><text:span text:style-name="T10">l</text:span><text:span text:style-name="T9">e</text:span><text:span text:style-name="T10">lo”. (|A|,|B|&lt;25000)</text:span></text:p>
        </text:list-item>
        <text:list-item>
          <text:p text:style-name="P19"><text:span text:style-name="T9">Given a number </text:span><text:span text:style-name="T10">N </text:span><text:span text:style-name="T9">find the number of ways to write </text:span><text:span text:style-name="T10">N </text:span><text:span text:style-name="T9">as a sum of two or more positive consecutive integers for example if </text:span><text:span text:style-name="T10">N </text:span><text:span text:style-name="T9">is </text:span><text:span text:style-name="T10">7 </text:span><text:span text:style-name="T9">there is just 1 way, that is 3+4.(0&lt;</text:span><text:span text:style-name="T10">N &lt;1012)</text:span></text:p>
        </text:list-item>
        <text:list-item>
          <text:p text:style-name="P14">{ Someone add OS question }</text:p>
        </text:list-item>
      </text:list>
      <text:p text:style-name="Text_20_body"/>
      <text:p text:style-name="P4">Quant Section</text:p>
      <text:p text:style-name="Text_20_body"/>
      <text:list xml:id="list1526254060630413005" text:style-name="L3">
        <text:list-item>
          <text:p text:style-name="P15"><text:soft-page-break/>P(n)=f(0)+f(1)+f(2)+f(3)+........+f(3n)</text:p>
        </text:list-item>
      </text:list>
      <text:p text:style-name="P8">Q(n)=f(0)+f(3)+f(6)+f(<text:span text:style-name="T11">9</text:span>)+........+f(3n)</text:p>
      <text:p text:style-name="P8">Where f(n) is the nth fibonacci number.Given that f(0)=0,f(1)=1.If P(n)=6764 find Q(n)?</text:p>
      <text:p text:style-name="P8">2. Given a square of unit length placed at the co-ordinate axis such that the bottom left corner at (0,0) and top right corner at (1,1). Rain is now falling down on the square and falls on every point equiprobably. Find the expectation of the minimum distance from the origin.</text:p>
      <text:p text:style-name="P8">3. A question on simple AP.</text:p>
      <text:p text:style-name="P8">4. If the domain and range of f(x)={1,2,3,4,5,6} then how many functions exist such as f(f(x))=x</text:p>
      <text:p text:style-name="P8">5.</text:p>
      <text:p text:style-name="Text_20_body"/>
      <text:p text:style-name="P4">ML Section</text:p>
      <text:list xml:id="list6514769548480982645" text:style-name="L4">
        <text:list-item>
          <text:p text:style-name="P16">2 Questions on Bagging</text:p>
        </text:list-item>
        <text:list-item>
          <text:p text:style-name="P16">2 Questions on Basic Decision Trees</text:p>
        </text:list-item>
        <text:list-item>
          <text:p text:style-name="P16">2 questions on Clustering</text:p>
        </text:list-item>
        <text:list-item>
          <text:p text:style-name="P16">1 Question on Geometry</text:p>
        </text:list-item>
        <text:list-item>
          <text:p text:style-name="P16">1 Question on Confidence level estimates in Probablity(which was essentially a Bayes Theorem Question)</text:p>
        </text:list-item>
        <text:list-item>
          <text:p text:style-name="P16">1 Question of MLE</text:p>
        </text:list-item>
      </text:list>
      <text:p text:style-name="P4">Questions of ML were on a harder side with the highest being only 50 marks whereas Quant and CS was heavy scoring. </text:p>
      <text:p text:style-name="Text_20_body"/>
      <text:p text:style-name="P5">Nutanix:</text:p>
      <text:list xml:id="list7294854238493536929" text:style-name="L5">
        <text:list-item>
          <text:p text:style-name="P17">Given an array of size n, reverse k elements in groups and print the array. For examply if n=9 and k=3 and array = 1,2,3,4,5,6,7,8,9 then output is 3,2,1,6,5,4,9,8,7</text:p>
        </text:list-item>
        <text:list-item>
          <text:p text:style-name="P20">Given a string determine whether it is a ‘sum-string’. A string is called a sum-string if it satisfies the following properties:</text:p>
        </text:list-item>
      </text:list>
      <text:p text:style-name="P9">len(s)&gt;3</text:p>
      <text:p text:style-name="P9">sub-string(i,x) + sub-string(x+1,j) = sub-string(j,l)</text:p>
      <text:p text:style-name="P9">`</text:p>
      <text:p text:style-name="P9">Example:</text:p>
      <text:p text:style-name="P11"><text:span text:style-name="T5">“</text:span><text:span text:style-name="T3">12358” is a sum string. Explanation : 1+2 = 3 ; 2+3 = 5 ; 3+5 = 8</text:span><text:span text:style-name="T6"> </text:span></text:p>
      <text:p text:style-name="P10">“<text:span text:style-name="T8">199100199” is a sum string. Explanation: 1+99 = 100 ; 99+100 = 199</text:span></text:p>
      <text:p text:style-name="P10">“<text:span text:style-name="T8">2368” is not a sum string.</text:span></text:p>
      <text:p text:style-name="Text_20_body"/>
      <text:p text:style-name="P5">DE-Shaw:</text:p>
      <text:list xml:id="list1613022365100486812" text:style-name="L6">
        <text:list-item>
          <text:p text:style-name="P18"><text:soft-page-break/>Given n strings and a new ordering of alphabets, give the maximum string in lexicographical order. For example: consider alphabets to of 6 length. Then the new ordering be acdbef. And strings are abc, adb, acb then the maximum in these will be abc.</text:p>
        </text:list-item>
        <text:list-item>
          <text:p text:style-name="P18">Given a sorted array of size n and a number m, find the maximum sequence of continuous positive integers you can get by inserting m numbers into the array. For example:   If the aray is 1,4,7,9 and m=3 then answer is 4,5,6,7,8,9=6(hint:-two pointer)</text:p>
        </text:list-item>
      </text:list>
      <text:p text:style-name="Text_20_body"/>
      <text:p text:style-name="P5">Interview Experiences:</text:p>
      <text:p text:style-name="P5">1.TRC:-</text:p>
      <text:p text:style-name="P4">Tips for Tower interview:- Be fast. If you know the soln of the question, immediately say it to them. The fast you complete your interview, the more impressed they get. Be very strong on your projects and be well prepared with them.</text:p>
      <text:p text:style-name="P4">1.Given n number of nodes, find the number of structurally unique BST.</text:p>
      <text:p text:style-name="P4">First he wanted a dp soln. Then he asked can you give me a mathematical solution. Said about catalan numbers. Then asked how will you find catalan numbers mathematically. </text:p>
      <text:p text:style-name="P4">2. Given two strings a and b whether a is a subsequence of b.length of a=n and length of b=m.</text:p>
      <text:p text:style-name="P4">n&gt;m. </text:p>
      <text:p text:style-name="P4">Approach:- First said a o(n*m) lcs algorithm. He said can you bring it to o(n). Then said o(n) easy algorithm.</text:p>
      <text:p text:style-name="P4">Then follow up question came which was given q queries of the string b. And he asked to even come up with a small optimisation is enough. Then built a table of 26*n matrix where stored the previous occurence and solved it in o(m). Then asked is any way can you bring it log(m). I said not possible. </text:p>
      <text:p text:style-name="P4">3. (Because time was left) :- a tree is given. Find lca. Gave O(root(h)) solution. Then he said can you optimise. Directly said sparse table solution(binary lifting). (These both solns were not coded because the time left was less and it was an extra question)</text:p>
      <text:p text:style-name="Text_20_body"/>
      <text:p text:style-name="P4">All questions were asked to be coded on hackerrank’s codepair.</text:p>
      <text:p text:style-name="Text_20_body"/>
      <text:p text:style-name="P5">2.Nutanix:</text:p>
      <text:p text:style-name="P5">Round1:</text:p>
      <text:p text:style-name="P4">1.Given a matrix consisting of ‘R’ an ‘G’, give the count of ‘R’ clusters.</text:p>
      <text:p text:style-name="P4">2. Given an unsorted array consisting of elements from 1-n and a blank space at the end. The only operation you can do is swap the blank space with any element and finally teh array should be sorted with the blank space at the last. Minimum number of swaps required. (Based on cycles in permutations)</text:p>
      <text:p text:style-name="Text_20_body"><text:soft-page-break/></text:p>
      <text:p text:style-name="P5">Round2:</text:p>
      <text:p text:style-name="P5">Debug Round:</text:p>
      <text:p text:style-name="P4">A standard GFG question was given and there were 5 errors in it. We were asked to debug it.</text:p>
      <text:p text:style-name="P1"><text:line-break/></text:p>
      <text:p text:style-name="P5">3.Microsoft</text:p>
      <text:p text:style-name="P5">(Saurabh Rathi):</text:p>
      <text:p text:style-name="P2">Interview Round -1 </text:p>
      <text:p text:style-name="P4">A string was given which was modified from original string and we needed to output the original string. In the modified string the characters such as &lt;, &gt;, ? of original string were converted into &amp;...; i.e. every representation began with &amp; and ended with ; . Find the original string given many such characters and their conversions. Do not use any extra memory other than given string. (Interviewer gave pointer to character array and told not to use any string library)</text:p>
      <text:p text:style-name="Text_20_body"/>
      <text:p text:style-name="P2">Interview Round -2</text:p>
      <text:p text:style-name="P4">A matrix of m*n was given and cells of matrix were of three types, consisting fresh mango, consisting rotten mango and empty. In a single turn all the fresh mangoes which are present around rotten mangoes got rotten. In next turn all the fresh mangoes around the newly rotten mangoes would be converted into rotten mangoes. And this process will continue until all the mangoes get rotten or it it not possible to spoil any mango. Find the minimum number of turns required to spoil all mangoes. Return -1 if it is not possible that all mangoes get rotten.</text:p>
      <text:p text:style-name="Text_20_body"/>
      <text:p text:style-name="P2">Interview Round -3</text:p>
      <text:p text:style-name="P4">Interviewer saw may resume thoroughly and asked about my projects. I explained them in detail. Then he asked me about role I would like at Microsoft, I said that any role was fine with me. Lastly, he asked a question to implement LRU cache with efficient time complexity.</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1:57:01.777607983</meta:creation-date>
    <dc:date>2017-08-03T23:08:48.062122875</dc:date>
    <meta:editing-duration>PT52M49S</meta:editing-duration>
    <meta:editing-cycles>2</meta:editing-cycles>
    <meta:generator>LibreOffice/5.1.6.2$Linux_X86_64 LibreOffice_project/10m0$Build-2</meta:generator>
    <meta:document-statistic meta:table-count="0" meta:image-count="0" meta:object-count="0" meta:page-count="4" meta:paragraph-count="78" meta:word-count="1352" meta:character-count="7527" meta:non-whitespace-character-count="6264"/>
  </office:meta>
</office:document-meta>
</file>